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000000400832CE7762C1FC95F.png" manifest:media-type="image/png"/>
  <manifest:file-entry manifest:full-path="Pictures/10000201000000E1000000A077ACF5CE96101E8B.png" manifest:media-type="image/png"/>
  <manifest:file-entry manifest:full-path="Pictures/1000020100000100000001008F6FADF605F9A7D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11cm" fo:min-width="2.001cm"/>
    </style:style>
    <style:style style:name="gr3" style:family="graphic" style:parent-style-name="Objekt_20_ohne_20_Füllung_20_und_20_Lini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cm" fo:min-width="4.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dash" draw:stroke-dash="Double_20_Dash" svg:stroke-width="0.035cm" svg:stroke-color="#666666" draw:marker-start-width="0.252cm" draw:marker-end-width="0.252cm" draw:fill="none" draw:textarea-horizontal-align="justify" draw:textarea-vertical-align="top" draw:auto-grow-height="false" fo:min-height="11.5cm" fo:min-width="8.9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dash" draw:stroke-dash="Double_20_Dash" svg:stroke-width="0.035cm" svg:stroke-color="#666666" draw:marker-start-width="0.252cm" draw:marker-end-width="0.252cm" draw:fill="none" draw:textarea-horizontal-align="justify" draw:textarea-vertical-align="top" draw:auto-grow-height="false" fo:min-height="11.466cm" fo:min-width="8.9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cm" fo:min-width="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72cm" fo:min-width="4.472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draw:stroke="solid" svg:stroke-color="#000000" draw:marker-end="Linienspitzen_20_1" draw:marker-end-width="0.3cm" draw:fill="none" draw:textarea-vertical-align="bottom"/>
      <style:paragraph-properties style:writing-mode="lr-tb"/>
    </style:style>
    <style:style style:name="gr10" style:family="graphic" style:parent-style-name="objectwithoutfill">
      <style:graphic-properties draw:stroke="solid" svg:stroke-width="0.106cm" svg:stroke-color="#000000" draw:marker-start-width="0.359cm" draw:marker-end="Linienspitzen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center"/>
      <style:text-properties fo:color="#3465a4" loext:opacity="100%"/>
    </style:style>
    <style:style style:name="P6" style:family="paragraph">
      <loext:graphic-properties draw:fill="none"/>
      <style:paragraph-properties fo:text-align="center"/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54cm" svg:height="2.385cm" svg:x="24.596cm" svg:y="8.115cm">
          <draw:image xlink:href="Pictures/10000201000000E1000000A077ACF5CE96101E8B.png" xlink:type="simple" xlink:show="embed" xlink:actuate="onLoad" draw:mime-type="image/png">
            <text:p/>
          </draw:image>
        </draw:frame>
        <draw:g>
          <draw:custom-shape draw:style-name="gr2" draw:text-style-name="P1" draw:layer="layout" svg:width="2.5cm" svg:height="1.25cm" svg:x="24.95cm" svg:y="12.74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5cm" svg:height="1.25cm" svg:x="24.951cm" svg:y="11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5cm" svg:height="1.25cm" svg:x="24.951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3" draw:text-style-name="P1" draw:layer="layout" svg:width="4.855cm" svg:height="4.855cm" svg:x="12.75cm" svg:y="9.145cm">
          <draw:image xlink:href="Pictures/1000020100000100000001008F6FADF605F9A7D2.png" xlink:type="simple" xlink:show="embed" xlink:actuate="onLoad" draw:mime-type="image/png">
            <text:p text:style-name="P1">Internet</text:p>
          </draw:image>
        </draw:frame>
        <draw:custom-shape draw:style-name="gr4" draw:text-style-name="P2" draw:layer="layout" svg:width="5cm" svg:height="1.25cm" draw:transform="rotate (1.5707963267949) translate (23cm 14cm)">
          <text:p text:style-name="P1">NC WebDAV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45cm" svg:height="11.75cm" svg:x="19.25cm" svg:y="6cm">
          <text:p text:style-name="P3">LAN 1/hosted somewher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45cm" svg:height="11.75cm" svg:x="1.05cm" svg:y="6cm">
          <text:p text:style-name="P3">LAN 2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.5cm" svg:height="1.25cm" svg:x="6.949cm" svg:y="12.04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5cm" svg:height="1.25cm" svg:x="6.95cm" svg:y="11.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6" draw:layer="layout" svg:width="4.5cm" svg:height="1.25cm" svg:x="6cm" svg:y="9.5cm">
            <text:p text:style-name="P5">Edge Cacher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2" draw:layer="controls" svg:width="5cm" svg:height="1.25cm" draw:transform="rotate (1.5707963267949) translate (5cm 14cm)">
          <text:p text:style-name="P1">Samba SMB</text:p>
          <draw:enhanced-geometry svg:viewBox="0 0 21600 21600" draw:type="rectangle" draw:enhanced-path="M 0 0 L 21600 0 21600 21600 0 21600 0 0 Z N"/>
        </draw:custom-shape>
        <draw:frame draw:style-name="gr1" draw:text-style-name="P1" draw:layer="controls" svg:width="2.25cm" svg:height="2.25cm" svg:x="1.25cm" svg:y="8cm">
          <draw:image xlink:href="Pictures/100002010000040000000400832CE7762C1FC95F.png" xlink:type="simple" xlink:show="embed" xlink:actuate="onLoad" draw:mime-type="image/png">
            <text:p/>
          </draw:image>
        </draw:frame>
        <draw:frame draw:style-name="gr1" draw:text-style-name="P1" draw:layer="controls" svg:width="2.25cm" svg:height="2.25cm" svg:x="1.25cm" svg:y="10.5cm">
          <draw:image xlink:href="Pictures/100002010000040000000400832CE7762C1FC95F.png" xlink:type="simple" xlink:show="embed" xlink:actuate="onLoad" draw:mime-type="image/png">
            <text:p/>
          </draw:image>
        </draw:frame>
        <draw:frame draw:style-name="gr1" draw:text-style-name="P1" draw:layer="controls" svg:width="2.25cm" svg:height="2.25cm" svg:x="1.25cm" svg:y="13cm">
          <draw:image xlink:href="Pictures/100002010000040000000400832CE7762C1FC95F.png" xlink:type="simple" xlink:show="embed" xlink:actuate="onLoad" draw:mime-type="image/png">
            <text:p/>
          </draw:image>
        </draw:frame>
        <draw:line draw:style-name="gr9" draw:text-style-name="P2" draw:layer="controls" svg:x1="23cm" svg:y1="12cm" svg:x2="9.5cm" svg:y2="12cm">
          <text:p text:style-name="P1"/>
        </draw:line>
        <draw:line draw:style-name="gr10" draw:text-style-name="P2" draw:layer="controls" svg:x1="5cm" svg:y1="9.3cm" svg:x2="3.25cm" svg:y2="9.3cm">
          <text:p/>
        </draw:line>
        <draw:line draw:style-name="gr10" draw:text-style-name="P2" draw:layer="controls" svg:x1="5.001cm" svg:y1="11.5cm" svg:x2="3.251cm" svg:y2="11.5cm">
          <text:p/>
        </draw:line>
        <draw:line draw:style-name="gr10" draw:text-style-name="P2" draw:layer="controls" svg:x1="5.002cm" svg:y1="13.7cm" svg:x2="3.252cm" svg:y2="13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29T09:12:27.602657769</meta:creation-date>
    <dc:date>2020-09-29T10:03:57.408962982</dc:date>
    <meta:editing-duration>PT43S</meta:editing-duration>
    <meta:editing-cycles>1</meta:editing-cycles>
    <meta:document-statistic meta:object-count="21"/>
    <meta:generator>LibreOffice/7.0.1.2$Linux_X86_64 LibreOffice_project/00$Build-2</meta:generator>
  </office:meta>
</office:document-meta>
</file>